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MicrosoftSansSerif" fo:font-size="10.5pt" style:font-name-asian="MicrosoftSansSerif" style:font-size-asian="10.5pt" style:font-name-complex="MicrosoftSansSerif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Red Bean &amp; Sausage S</text:span><text:span text:style-name="T3">oup</text:span></text:p>
      <text:p text:style-name="P2">3 c red beans</text:p>
      <text:p text:style-name="P2">14 c water</text:p>
      <text:p text:style-name="P2">1 T salt</text:p>
      <text:p text:style-name="P2">1 c brown rice</text:p>
      <text:p text:style-name="P2">½ to 1 lb. sausage or kielbasa cut up small</text:p>
      <text:p text:style-name="P2"/>
      <text:p text:style-name="P2">In a large stock pot combine red beans and water and salt. Bring to a boil, reduce heat, cover and</text:p>
      <text:p text:style-name="P2">simmer for 2 hours. Add rice, return to boil and simmer 1 more hour. Near the end of the cooking</text:p>
      <text:p text:style-name="P2">time cook the sausage (unless you are using kielbasa) and add to the soup. Let this simmer a little</text:p>
      <text:p text:style-name="P2">to blend flavors. I like to add Tabasco Sauce, if your family is not a fan of hot food, then just season</text:p>
      <text:p text:style-name="P2">individual bowls for those who would want this.</text:p>
      <text:p text:style-name="P2"/>
      <text:p text:style-name="P2">This recipe makes a lot of soup and the recipe can easily be cut in half if you don’t need as much. Or</text:p>
      <text:p text:style-name="P2">take the leftovers and put them in the freezer for another meal. When you defrost your soup you</text:p>
      <text:p text:style-name="P2"><text:span text:style-name="T4">may need to add a little bit of water to thin it out ag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48:45.44</dc:date>
    <dc:creator>Crystal Miller</dc:creator>
    <meta:editing-duration>PT12M24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4" meta:word-count="173" meta:character-count="811"/>
  </office:meta>
</office:document-meta>
</file>